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ing_20_2">
      <style:text-properties officeooo:rsid="0003ad4e" officeooo:paragraph-rsid="0003ad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Computational Foundations of Material Simulation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7:18:54.250511192</meta:creation-date>
    <dc:date>2017-03-12T17:20:31.163993635</dc:date>
    <meta:editing-duration>PT1M53S</meta:editing-duration>
    <meta:editing-cycles>1</meta:editing-cycles>
    <meta:document-statistic meta:table-count="0" meta:image-count="0" meta:object-count="0" meta:page-count="1" meta:paragraph-count="1" meta:word-count="5" meta:character-count="48" meta:non-whitespace-character-count="44"/>
    <meta:generator>LibreOffice/5.2.3.3$Linux_X86_64 LibreOffice_project/20$Build-3</meta:generator>
  </office:meta>
</office:document-meta>
</file>